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252in" loext:contextual-spacing="false" fo:orphans="2" fo:widows="2"/>
      <style:text-properties fo:font-variant="normal" fo:text-transform="none" fo:color="#4e5b60" style:font-name="Open Sans" fo:font-size="12.75pt" fo:letter-spacing="normal" fo:language="el" fo:country="GR" fo:font-style="normal" fo:font-weight="normal"/>
    </style:style>
    <style:style style:name="P2" style:family="paragraph" style:parent-style-name="Text_20_body" style:list-style-name="L1">
      <style:paragraph-properties fo:margin-top="0in" fo:margin-bottom="0.1252in" loext:contextual-spacing="false" fo:text-align="center" style:justify-single-word="false" fo:orphans="2" fo:widows="2"/>
      <style:text-properties fo:font-variant="normal" fo:text-transform="none" fo:color="#222222" style:font-name="Calibri" fo:font-size="16pt" fo:letter-spacing="normal" fo:language="el" fo:country="GR" fo:font-style="normal" fo:font-weight="bold" officeooo:rsid="0013e3bb" officeooo:paragraph-rsid="0013e3bb" style:font-size-asian="16pt" style:font-weight-asian="bold" style:font-size-complex="16pt" style:font-weight-complex="bold"/>
    </style:style>
    <style:style style:name="P3" style:family="paragraph" style:parent-style-name="Text_20_body" style:list-style-name="L1">
      <style:paragraph-properties fo:margin-top="0in" fo:margin-bottom="0.1252in" loext:contextual-spacing="false" fo:orphans="2" fo:widows="2"/>
      <style:text-properties fo:font-variant="normal" fo:text-transform="none" fo:color="#4e5b60" style:font-name="Open Sans" fo:font-size="12.75pt" fo:letter-spacing="normal" fo:language="el" fo:country="GR" fo:font-style="normal" fo:font-weight="normal" officeooo:rsid="0015c4ff" officeooo:paragraph-rsid="0015c4ff"/>
    </style:style>
    <style:style style:name="P4" style:family="paragraph" style:parent-style-name="Text_20_body" style:list-style-name="L1">
      <style:paragraph-properties fo:margin-top="0in" fo:margin-bottom="0.1252in" loext:contextual-spacing="false" fo:orphans="2" fo:widows="2"/>
      <style:text-properties fo:font-variant="normal" fo:text-transform="none" fo:color="#4e5b60" style:font-name="Open Sans" fo:font-size="12.75pt" fo:letter-spacing="normal" fo:language="el" fo:country="GR" fo:font-style="normal" fo:font-weight="normal"/>
    </style:style>
    <style:style style:name="P5" style:family="paragraph" style:parent-style-name="Text_20_body" style:list-style-name="L1">
      <style:paragraph-properties fo:margin-top="0in" fo:margin-bottom="0.1252in" loext:contextual-spacing="false" fo:orphans="2" fo:widows="2"/>
      <style:text-properties fo:font-variant="normal" fo:text-transform="none" fo:color="#4e5b60" style:font-name="Open Sans" fo:font-size="12.75pt" fo:letter-spacing="normal" fo:language="el" fo:country="GR" fo:font-style="normal" fo:font-weight="normal" officeooo:paragraph-rsid="0015c4ff"/>
    </style:style>
    <style:style style:name="P6" style:family="paragraph" style:parent-style-name="Text_20_body" style:list-style-name="L1">
      <style:paragraph-properties fo:margin-top="0in" fo:margin-bottom="0.1252in" loext:contextual-spacing="false" fo:orphans="2" fo:widows="2"/>
      <style:text-properties fo:font-variant="normal" fo:text-transform="none" fo:color="#4e5b60" style:font-name="Open Sans" fo:font-size="12.75pt" fo:letter-spacing="normal" fo:language="el" fo:country="GR" fo:font-style="normal" fo:font-weight="normal" officeooo:paragraph-rsid="00187aee"/>
    </style:style>
    <style:style style:name="T1" style:family="text">
      <style:text-properties officeooo:rsid="0015c4ff"/>
    </style:style>
    <style:style style:name="T2" style:family="text">
      <style:text-properties officeooo:rsid="00187aee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10648601" text:style-name="L1">
        <text:list-header>
          <text:p text:style-name="P2">Παρασκευή ενός σφικτού αυγού</text:p>
        </text:list-header>
      </text:list>
      <text:p text:style-name="P1"><text:tab/></text:p>
      <text:list xml:id="list185359801465312" text:continue-numbering="true" text:style-name="L1">
        <text:list-header>
          <text:p text:style-name="P3">Θα χρειαστούμε: (ένα αυγό όσο πιο φρέσκο γίνετε ,ένα <text:span text:style-name="T2">μικρο κατσαρολική</text:span>, κρύο νερό).</text:p>
          <text:p text:style-name="P4"/>
        </text:list-header>
        <text:list-item>
          <text:p text:style-name="P4">Βάλτε το σε ένα σκεύος με κρύο νερό από την βρύση. Βεβαιωθείτε ότι το νερό το καλύπτει για 2 εκατοστά.</text:p>
        </text:list-item>
        <text:list-item>
          <text:p text:style-name="P4">Φέρτε το νερό σε σημείο βρασμού, χωρίς να έχετε βάλει καπάκι στο σκεύος.</text:p>
        </text:list-item>
        <text:list-item>
          <text:p text:style-name="P6">Κατεβάστε το <text:span text:style-name="T2">μικρο κατσαρολική</text:span> από την φωτιά και βάλτε το καπάκι.</text:p>
        </text:list-item>
        <text:list-item>
          <text:p text:style-name="P5">Από εκείνη την στιγμή και μετά… ρυθμίστε το χρονόμετρο, <text:span text:style-name="T1">σε </text:span></text:p>
        </text:list-item>
        <text:list-item>
          <text:p text:style-name="P5"><text:span text:style-name="T1">3 - 15</text:span> που θέλετε να πετύχετε στο αυγό.</text:p>
        </text:list-item>
        <text:list-item>
          <text:p text:style-name="P6">Βάλτε το σε ένα άλλο <text:span text:style-name="T2">κατσαρολική</text:span> με κρύο νερό και αφήστε το για ένα λεπτό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3:24:07.305935261</meta:creation-date>
    <dc:date>2021-04-07T18:53:59.369377628</dc:date>
    <meta:editing-duration>PT50M35S</meta:editing-duration>
    <meta:editing-cycles>3</meta:editing-cycles>
    <meta:generator>LibreOffice/6.1.5.2$Linux_ARM_EABI LibreOffice_project/10$Build-2</meta:generator>
    <meta:document-statistic meta:table-count="0" meta:image-count="0" meta:object-count="0" meta:page-count="1" meta:paragraph-count="9" meta:word-count="101" meta:character-count="535" meta:non-whitespace-character-count="446"/>
  </office:meta>
</office:document-meta>
</file>